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433in" svg:x="5.6705in" svg:y="1.0547in">
            <draw:object draw:notify-on-update-of-ranges="Sheet1.A1:Sheet1.A1 Sheet1.A2:Sheet1.A10 Sheet1.B1:Sheet1.B1 Sheet1.B2:Sheet1.B10 Sheet1.A1:Sheet1.A1 Sheet1.A2:Sheet1.A10 Sheet1.C1:Sheet1.C1 Sheet1.C2:Sheet1.C10 Sheet1.A1:Sheet1.A1 Sheet1.A2:Sheet1.A10 Sheet1.D1:Sheet1.D1 Sheet1.D2:Sheet1.D10 Sheet1.A1:Sheet1.A1 Sheet1.A2:Sheet1.A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33in" svg:x="0.3071in" svg:y="8.5945in">
            <draw:object draw:notify-on-update-of-ranges="Sheet1.A14:Sheet1.A22 Sheet1.B1:Sheet1.B1 Sheet1.B14:Sheet1.B22 Sheet1.A14:Sheet1.A22 Sheet1.C1:Sheet1.C1 Sheet1.C14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Weighted</text:p>
          </table:table-cell>
          <table:table-cell office:value-type="string" calcext:value-type="string">
            <text:p>Not Weighted</text:p>
          </table:table-cell>
          <table:table-cell office:value-type="string" calcext:value-type="string">
            <text:p>Weighted – fit</text:p>
          </table:table-cell>
          <table:table-cell office:value-type="string" calcext:value-type="string">
            <text:p>Not Weighted – fi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table:formula="of:=((1.26445*10^-8 * [.A2]^3)+(0.0000190134 * [.A2]^2)+(0.000501642 * [.A2])-0.0843926)" office:value-type="float" office:value="-0.071447105728" calcext:value-type="float">
            <text:p>-0.0714471057</text:p>
          </table:table-cell>
          <table:table-cell table:formula="of:=((1.82109*10^-7*[.A2]^3)-(0.000160553*[.A2]^2)+(0.083614*[.A2])-5.50897)" office:value-type="float" office:value="-4.211501649536" calcext:value-type="float">
            <text:p>-4.2115016495</text:p>
          </table:table-cell>
          <table:table-cell/>
        </table:table-row>
        <table:table-row table:style-name="ro1">
          <table:table-cell table:formula="of:=([.A2] * 2)" office:value-type="float" office:value="32" calcext:value-type="float">
            <text:p>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" calcext:value-type="float">
            <text:p>0.032</text:p>
          </table:table-cell>
          <table:table-cell table:formula="of:=((1.26445*10^-8 * [.A3]^3)+(0.0000190134 * [.A3]^2)+(0.000501642 * [.A3])-0.0843926)" office:value-type="float" office:value="-0.048455999424" calcext:value-type="float">
            <text:p>-0.0484559994</text:p>
          </table:table-cell>
          <table:table-cell table:formula="of:=((1.82109*10^-7*[.A3]^3)-(0.000160553*[.A3]^2)+(0.083614*[.A3])-5.50897)" office:value-type="float" office:value="-2.991760924288" calcext:value-type="float">
            <text:p>-2.991760924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formula="of:=([.A3] * 2)" office:value-type="float" office:value="64" calcext:value-type="float">
            <text:p>64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  <table:table-cell table:formula="of:=((1.26445*10^-8 * [.A4]^3)+(0.0000190134 * [.A4]^2)+(0.000501642 * [.A4])-0.0843926)" office:value-type="float" office:value="0.028906054208" calcext:value-type="float">
            <text:p>0.0289060542</text:p>
          </table:table-cell>
          <table:table-cell table:formula="of:=((1.82109*10^-7*[.A4]^3)-(0.000160553*[.A4]^2)+(0.083614*[.A4])-5.50897)" office:value-type="float" office:value="-0.767560306304" calcext:value-type="float">
            <text:p>-0.7675603063</text:p>
          </table:table-cell>
          <table:table-cell/>
        </table:table-row>
        <table:table-row table:style-name="ro1">
          <table:table-cell table:formula="of:=([.A4] * 2)" office:value-type="float" office:value="128" calcext:value-type="float">
            <text:p>1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6" calcext:value-type="float">
            <text:p>0.296</text:p>
          </table:table-cell>
          <table:table-cell table:formula="of:=((1.26445*10^-8 * [.A5]^3)+(0.0000190134 * [.A5]^2)+(0.000501642 * [.A5])-0.0843926)" office:value-type="float" office:value="0.317850560064" calcext:value-type="float">
            <text:p>0.3178505601</text:p>
          </table:table-cell>
          <table:table-cell table:formula="of:=((1.82109*10^-7*[.A5]^3)-(0.000160553*[.A5]^2)+(0.083614*[.A5])-5.50897)" office:value-type="float" office:value="2.945031901568" calcext:value-type="float">
            <text:p>2.9450319016</text:p>
          </table:table-cell>
          <table:table-cell/>
        </table:table-row>
        <table:table-row table:style-name="ro1">
          <table:table-cell table:formula="of:=([.A5] * 2)" office:value-type="float" office:value="256" calcext:value-type="float">
            <text:p>256</text:p>
          </table:table-cell>
          <table:table-cell office:value-type="float" office:value="1.119" calcext:value-type="float">
            <text:p>1.119</text:p>
          </table:table-cell>
          <table:table-cell office:value-type="float" office:value="1.833" calcext:value-type="float">
            <text:p>1.833</text:p>
          </table:table-cell>
          <table:table-cell table:formula="of:=((1.26445*10^-8 * [.A6]^3)+(0.0000190134 * [.A6]^2)+(0.000501642 * [.A6])-0.0843926)" office:value-type="float" office:value="1.502229442112" calcext:value-type="float">
            <text:p>1.5022294421</text:p>
          </table:table-cell>
          <table:table-cell table:formula="of:=((1.82109*10^-7*[.A6]^3)-(0.000160553*[.A6]^2)+(0.083614*[.A6])-5.50897)" office:value-type="float" office:value="8.429494620544" calcext:value-type="float">
            <text:p>8.4294946205</text:p>
          </table:table-cell>
          <table:table-cell/>
        </table:table-row>
        <table:table-row table:style-name="ro1">
          <table:table-cell table:formula="of:=([.A6] * 2)" office:value-type="float" office:value="512" calcext:value-type="float">
            <text:p>512</text:p>
          </table:table-cell>
          <table:table-cell office:value-type="float" office:value="7.284" calcext:value-type="float">
            <text:p>7.284</text:p>
          </table:table-cell>
          <table:table-cell office:value-type="float" office:value="14.853" calcext:value-type="float">
            <text:p>14.853</text:p>
          </table:table-cell>
          <table:table-cell table:formula="of:=((1.26445*10^-8 * [.A7]^3)+(0.0000190134 * [.A7]^2)+(0.000501642 * [.A7])-0.0843926)" office:value-type="float" office:value="6.853812895296" calcext:value-type="float">
            <text:p>6.8538128953</text:p>
          </table:table-cell>
          <table:table-cell table:formula="of:=((1.82109*10^-7*[.A7]^3)-(0.000160553*[.A7]^2)+(0.083614*[.A7])-5.50897)" office:value-type="float" office:value="19.655648596352" calcext:value-type="float">
            <text:p>19.6556485964</text:p>
          </table:table-cell>
          <table:table-cell/>
        </table:table-row>
        <table:table-row table:style-name="ro1">
          <table:table-cell table:formula="of:=([.A7] * 2)" office:value-type="float" office:value="1024" calcext:value-type="float">
            <text:p>1024</text:p>
          </table:table-cell>
          <table:table-cell office:value-type="float" office:value="34.414" calcext:value-type="float">
            <text:p>34.414</text:p>
          </table:table-cell>
          <table:table-cell office:value-type="float" office:value="115.355" calcext:value-type="float">
            <text:p>115.355</text:p>
          </table:table-cell>
          <table:table-cell table:formula="of:=((1.26445*10^-8 * [.A8]^3)+(0.0000190134 * [.A8]^2)+(0.000501642 * [.A8])-0.0843926)" office:value-type="float" office:value="33.943212219968" calcext:value-type="float">
            <text:p>33.94321222</text:p>
          </table:table-cell>
          <table:table-cell table:formula="of:=((1.82109*10^-7*[.A8]^3)-(0.000160553*[.A8]^2)+(0.083614*[.A8])-5.50897)" office:value-type="float" office:value="107.297793298816" calcext:value-type="float">
            <text:p>107.2977932988</text:p>
          </table:table-cell>
          <table:table-cell/>
        </table:table-row>
        <table:table-row table:style-name="ro1">
          <table:table-cell table:formula="of:=([.A8] * 2)" office:value-type="float" office:value="2048" calcext:value-type="float">
            <text:p>2048</text:p>
          </table:table-cell>
          <table:table-cell office:value-type="float" office:value="198.708" calcext:value-type="float">
            <text:p>198.708</text:p>
          </table:table-cell>
          <table:table-cell office:value-type="float" office:value="1054.344" calcext:value-type="float">
            <text:p>1054.344</text:p>
          </table:table-cell>
          <table:table-cell table:formula="of:=((1.26445*10^-8 * [.A9]^3)+(0.0000190134 * [.A9]^2)+(0.000501642 * [.A9])-0.0843926)" office:value-type="float" office:value="189.306377838144" calcext:value-type="float">
            <text:p>189.3063778381</text:p>
          </table:table-cell>
          <table:table-cell table:formula="of:=((1.82109*10^-7*[.A9]^3)-(0.000160553*[.A9]^2)+(0.083614*[.A9])-5.50897)" office:value-type="float" office:value="1056.62881050253" calcext:value-type="float">
            <text:p>1056.6288105025</text:p>
          </table:table-cell>
          <table:table-cell/>
        </table:table-row>
        <table:table-row table:style-name="ro1">
          <table:table-cell table:formula="of:=([.A9] * 2)" office:value-type="float" office:value="4096" calcext:value-type="float">
            <text:p>4096</text:p>
          </table:table-cell>
          <table:table-cell office:value-type="float" office:value="1340.113" calcext:value-type="float">
            <text:p>1340.113</text:p>
          </table:table-cell>
          <table:table-cell office:value-type="float" office:value="10157.954" calcext:value-type="float">
            <text:p>10157.954</text:p>
          </table:table-cell>
          <table:table-cell table:formula="of:=((1.26445*10^-8 * [.A10]^3)+(0.0000190134 * [.A10]^2)+(0.000501642 * [.A10])-0.0843926)" office:value-type="float" office:value="1189.88567531475" calcext:value-type="float">
            <text:p>1189.8856753148</text:p>
          </table:table-cell>
          <table:table-cell table:formula="of:=((1.82109*10^-7*[.A10]^3)-(0.000160553*[.A10]^2)+(0.083614*[.A10])-5.50897)" office:value-type="float" office:value="10157.7768024682" calcext:value-type="float">
            <text:p>10157.7768024682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table:formula="of:=([.A14] * 2)" office:value-type="float" office:value="32" calcext:value-type="float">
            <text:p>3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1" calcext:value-type="float">
            <text:p>0.141</text:p>
          </table:table-cell>
          <table:table-cell table:number-columns-repeated="3"/>
        </table:table-row>
        <table:table-row table:style-name="ro1">
          <table:table-cell table:formula="of:=([.A15] * 2)" office:value-type="float" office:value="64" calcext:value-type="float">
            <text:p>64</text:p>
          </table:table-cell>
          <table:table-cell office:value-type="float" office:value="0.181" calcext:value-type="float">
            <text:p>0.181</text:p>
          </table:table-cell>
          <table:table-cell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table:formula="of:=([.A16] * 2)" office:value-type="float" office:value="128" calcext:value-type="float">
            <text:p>128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1">
          <table:table-cell table:formula="of:=([.A17] * 2)" office:value-type="float" office:value="256" calcext:value-type="float">
            <text:p>256</text:p>
          </table:table-cell>
          <table:table-cell office:value-type="float" office:value="0.74" calcext:value-type="float">
            <text:p>0.74</text:p>
          </table:table-cell>
          <table:table-cell office:value-type="float" office:value="1.138" calcext:value-type="float">
            <text:p>1.138</text:p>
          </table:table-cell>
          <table:table-cell table:number-columns-repeated="3"/>
        </table:table-row>
        <table:table-row table:style-name="ro1">
          <table:table-cell table:formula="of:=([.A18] * 2)" office:value-type="float" office:value="512" calcext:value-type="float">
            <text:p>512</text:p>
          </table:table-cell>
          <table:table-cell office:value-type="float" office:value="1.5" calcext:value-type="float">
            <text:p>1.5</text:p>
          </table:table-cell>
          <table:table-cell office:value-type="float" office:value="2.273" calcext:value-type="float">
            <text:p>2.273</text:p>
          </table:table-cell>
          <table:table-cell table:number-columns-repeated="3"/>
        </table:table-row>
        <table:table-row table:style-name="ro1">
          <table:table-cell table:formula="of:=([.A19] * 2)" office:value-type="float" office:value="1024" calcext:value-type="float">
            <text:p>1024</text:p>
          </table:table-cell>
          <table:table-cell office:value-type="float" office:value="3.164" calcext:value-type="float">
            <text:p>3.164</text:p>
          </table:table-cell>
          <table:table-cell office:value-type="float" office:value="4.456" calcext:value-type="float">
            <text:p>4.456</text:p>
          </table:table-cell>
          <table:table-cell table:number-columns-repeated="3"/>
        </table:table-row>
        <table:table-row table:style-name="ro1">
          <table:table-cell table:formula="of:=([.A20] * 2)" office:value-type="float" office:value="2048" calcext:value-type="float">
            <text:p>2048</text:p>
          </table:table-cell>
          <table:table-cell office:value-type="float" office:value="6.274" calcext:value-type="float">
            <text:p>6.274</text:p>
          </table:table-cell>
          <table:table-cell office:value-type="float" office:value="9.154" calcext:value-type="float">
            <text:p>9.154</text:p>
          </table:table-cell>
          <table:table-cell table:number-columns-repeated="3"/>
        </table:table-row>
        <table:table-row table:style-name="ro1">
          <table:table-cell table:formula="of:=([.A21] * 2)" office:value-type="float" office:value="4096" calcext:value-type="float">
            <text:p>4096</text:p>
          </table:table-cell>
          <table:table-cell office:value-type="float" office:value="12.613" calcext:value-type="float">
            <text:p>12.613</text:p>
          </table:table-cell>
          <table:table-cell office:value-type="float" office:value="18.229" calcext:value-type="float">
            <text:p>18.229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s text:c="9"/>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8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2:48:28.939220218</meta:creation-date>
    <meta:editing-duration>PT56M56S</meta:editing-duration>
    <meta:editing-cycles>6</meta:editing-cycles>
    <meta:generator>LibreOffice/4.1.2.3$Linux_X86_64 LibreOffice_project/410m0$Build-3</meta:generator>
    <dc:date>2013-10-28T16:03:46.856105036</dc:date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1cm" xlink:href=".." xlink:type="simple" chart:class="chart:scatter" chart:style-name="ch1">
        <chart:title svg:x="5.624cm" svg:y="0.316cm" chart:style-name="ch2">
          <text:p>Grid Size (n) verseTime</text:p>
        </chart:title>
        <chart:legend chart:legend-position="end" svg:x="11.896cm" svg:y="3.454cm" style:legend-expansion="high" chart:style-name="ch3"/>
        <chart:plot-area chart:style-name="ch4" table:cell-range-address="Sheet1.A1:Sheet1.E10" chart:data-source-has-labels="row" svg:x="1.33cm" svg:y="1.635cm" svg:width="9.928cm" svg:height="6.205cm">
          <chartooo:coordinate-region svg:x="2.507cm" svg:y="1.834cm" svg:width="8.379cm" svg:height="5.807cm"/>
          <chart:axis chart:dimension="x" chart:name="primary-x" chart:style-name="ch5">
            <chart:title svg:x="5.35cm" svg:y="8.02cm" chart:style-name="ch6">
              <text:p>Grid Size (n)</text:p>
            </chart:title>
          </chart:axis>
          <chart:axis chart:dimension="y" chart:name="primary-y" chart:style-name="ch5">
            <chart:title svg:x="0.451cm" svg:y="6.117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10" chart:values-cell-range-address="Sheet1.C2:Sheet1.C10" chart:label-cell-address="Sheet1.C1:Sheet1.C1" chart:class="chart:scatter">
            <chart:data-point chart:repeated="9"/>
          </chart:series>
          <chart:series chart:style-name="ch11" chart:values-cell-range-address="Sheet1.D2:Sheet1.D10" chart:label-cell-address="Sheet1.D1:Sheet1.D1" chart:class="chart:scatter">
            <chart:data-point chart:repeated="9"/>
          </chart:series>
          <chart:series chart:style-name="ch12" chart:values-cell-range-address="Sheet1.E2:Sheet1.E10" chart:label-cell-address="Sheet1.E1:Sheet1.E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ed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  <table:table-cell office:value-type="string">
                <text:p>Weighted – fit</text:p>
                <draw:g>
                  <svg:desc>Sheet1.D1:Sheet1.D1</svg:desc>
                </draw:g>
              </table:table-cell>
              <table:table-cell office:value-type="string">
                <text:p>Not Weighted – fi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10</svg:desc>
                </draw:g>
              </table:table-cell>
              <table:table-cell office:value-type="float" office:value="0.031">
                <text:p>0.031</text:p>
                <draw:g>
                  <svg:desc>Sheet1.B2:Sheet1.B10</svg:desc>
                </draw:g>
              </table:table-cell>
              <table:table-cell office:value-type="float" office:value="0.026">
                <text:p>0.026</text:p>
                <draw:g>
                  <svg:desc>Sheet1.C2:Sheet1.C10</svg:desc>
                </draw:g>
              </table:table-cell>
              <table:table-cell office:value-type="float" office:value="-0.071447105728">
                <text:p>-0.071447105728</text:p>
                <draw:g>
                  <svg:desc>Sheet1.D2:Sheet1.D10</svg:desc>
                </draw:g>
              </table:table-cell>
              <table:table-cell office:value-type="float" office:value="-4.211501649536">
                <text:p>-4.211501649536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-0.048455999424">
                <text:p>-0.048455999424</text:p>
              </table:table-cell>
              <table:table-cell office:value-type="float" office:value="-2.991760924288">
                <text:p>-2.991760924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5">
                <text:p>0.05</text:p>
              </table:table-cell>
              <table:table-cell office:value-type="float" office:value="0.078">
                <text:p>0.078</text:p>
              </table:table-cell>
              <table:table-cell office:value-type="float" office:value="0.028906054208">
                <text:p>0.028906054208</text:p>
              </table:table-cell>
              <table:table-cell office:value-type="float" office:value="-0.767560306304">
                <text:p>-0.767560306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215">
                <text:p>0.215</text:p>
              </table:table-cell>
              <table:table-cell office:value-type="float" office:value="0.296">
                <text:p>0.296</text:p>
              </table:table-cell>
              <table:table-cell office:value-type="float" office:value="0.317850560064">
                <text:p>0.317850560064</text:p>
              </table:table-cell>
              <table:table-cell office:value-type="float" office:value="2.945031901568">
                <text:p>2.945031901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.119">
                <text:p>1.119</text:p>
              </table:table-cell>
              <table:table-cell office:value-type="float" office:value="1.833">
                <text:p>1.833</text:p>
              </table:table-cell>
              <table:table-cell office:value-type="float" office:value="1.502229442112">
                <text:p>1.502229442112</text:p>
              </table:table-cell>
              <table:table-cell office:value-type="float" office:value="8.429494620544">
                <text:p>8.429494620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7.284">
                <text:p>7.284</text:p>
              </table:table-cell>
              <table:table-cell office:value-type="float" office:value="14.853">
                <text:p>14.853</text:p>
              </table:table-cell>
              <table:table-cell office:value-type="float" office:value="6.853812895296">
                <text:p>6.853812895296</text:p>
              </table:table-cell>
              <table:table-cell office:value-type="float" office:value="19.655648596352">
                <text:p>19.655648596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34.414">
                <text:p>34.414</text:p>
              </table:table-cell>
              <table:table-cell office:value-type="float" office:value="115.355">
                <text:p>115.355</text:p>
              </table:table-cell>
              <table:table-cell office:value-type="float" office:value="33.943212219968">
                <text:p>33.943212219968</text:p>
              </table:table-cell>
              <table:table-cell office:value-type="float" office:value="107.297793298816">
                <text:p>107.297793298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98.708">
                <text:p>198.708</text:p>
              </table:table-cell>
              <table:table-cell office:value-type="float" office:value="1054.344">
                <text:p>1054.344</text:p>
              </table:table-cell>
              <table:table-cell office:value-type="float" office:value="189.306377838144">
                <text:p>189.306377838144</text:p>
              </table:table-cell>
              <table:table-cell office:value-type="float" office:value="1056.62881050253">
                <text:p>1056.62881050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1340.113">
                <text:p>1340.113</text:p>
              </table:table-cell>
              <table:table-cell office:value-type="float" office:value="10157.954">
                <text:p>10157.954</text:p>
              </table:table-cell>
              <table:table-cell office:value-type="float" office:value="1189.88567531475">
                <text:p>1189.88567531475</text:p>
              </table:table-cell>
              <table:table-cell office:value-type="float" office:value="10157.7768024682">
                <text:p>10157.7768024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1cm" xlink:href=".." xlink:type="simple" chart:class="chart:scatter" chart:style-name="ch1">
        <chart:title svg:x="4.976cm" svg:y="0.316cm" chart:style-name="ch2">
          <text:p>Number of Tests (t) verse Time</text:p>
        </chart:title>
        <chart:legend chart:legend-position="end" svg:x="12.558cm" svg:y="3.952cm" style:legend-expansion="high" chart:style-name="ch3"/>
        <chart:plot-area chart:style-name="ch4" table:cell-range-address="Sheet1.A14:Sheet1.C22 Sheet1.B1:Sheet1.C1" chart:data-source-has-labels="row" svg:x="1.33cm" svg:y="1.635cm" svg:width="10.59cm" svg:height="6.205cm">
          <chartooo:coordinate-region svg:x="1.951cm" svg:y="1.834cm" svg:width="9.597cm" svg:height="5.359cm"/>
          <chart:axis chart:dimension="x" chart:name="primary-x" chart:style-name="ch5">
            <chart:title svg:x="5.192cm" svg:y="8.02cm" chart:style-name="ch6">
              <text:p>Number of Tests (t)</text:p>
            </chart:title>
          </chart:axis>
          <chart:axis chart:dimension="y" chart:name="primary-y" chart:style-name="ch5">
            <chart:title svg:x="0.451cm" svg:y="6.117cm" chart:style-name="ch7">
              <text:p>Time (in seconds)</text:p>
            </chart:title>
            <chart:grid chart:style-name="ch8" chart:class="major"/>
          </chart:axis>
          <chart:series chart:style-name="ch9" chart:values-cell-range-address="Sheet1.B14:Sheet1.B22" chart:label-cell-address="Sheet1.B1:Sheet1.B1" chart:class="chart:scatter">
            <chart:domain table:cell-range-address="Sheet1.A14:Sheet1.A22"/>
            <chart:data-point chart:repeated="9"/>
          </chart:series>
          <chart:series chart:style-name="ch10" chart:values-cell-range-address="Sheet1.C14:Sheet1.C22" chart:label-cell-address="Sheet1.C1:Sheet1.C1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ed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:Sheet1.A22</svg:desc>
                </draw:g>
              </table:table-cell>
              <table:table-cell office:value-type="float" office:value="0.047">
                <text:p>0.047</text:p>
                <draw:g>
                  <svg:desc>Sheet1.B14:Sheet1.B22</svg:desc>
                </draw:g>
              </table:table-cell>
              <table:table-cell office:value-type="float" office:value="0.062">
                <text:p>0.062</text:p>
                <draw:g>
                  <svg:desc>Sheet1.C1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89">
                <text:p>0.08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181">
                <text:p>0.181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366">
                <text:p>0.36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74">
                <text:p>0.74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1.5">
                <text:p>1.5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3.164">
                <text:p>3.164</text:p>
              </table:table-cell>
              <table:table-cell office:value-type="float" office:value="4.456">
                <text:p>4.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6.274">
                <text:p>6.274</text:p>
              </table:table-cell>
              <table:table-cell office:value-type="float" office:value="9.154">
                <text:p>9.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12.613">
                <text:p>12.613</text:p>
              </table:table-cell>
              <table:table-cell office:value-type="float" office:value="18.229">
                <text:p>18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